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y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4" draw:display-name="Groty strzałek 14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 draw:fill-color="#bf0041" draw:opacity="100%"/>
    </style:style>
    <style:style style:name="Mgr1" style:family="graphic" style:parent-style-name="standard">
      <style:graphic-properties draw:textarea-horizontal-align="justify" draw:textarea-vertical-align="middle" draw:auto-grow-height="false" fo:min-height="1.104cm" fo:min-width="5.604cm"/>
      <style:paragraph-properties style:writing-mode="lr-tb"/>
    </style:style>
    <style:style style:name="Mgr2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Mgr3" style:family="graphic" style:parent-style-name="standard">
      <style:graphic-properties draw:textarea-horizontal-align="justify" draw:textarea-vertical-align="middle" draw:auto-grow-height="false" fo:min-height="2cm" fo:min-width="4.75cm"/>
      <style:paragraph-properties style:writing-mode="lr-tb"/>
    </style:style>
    <style:style style:name="Mgr4" style:family="graphic" style:parent-style-name="standard">
      <style:graphic-properties draw:textarea-horizontal-align="justify" draw:textarea-vertical-align="middle" draw:auto-grow-height="false" fo:min-height="1.33cm" fo:min-width="4.58cm"/>
      <style:paragraph-properties style:writing-mode="lr-tb"/>
    </style:style>
    <style:style style:name="Mgr5" style:family="graphic" style:parent-style-name="objectwithoutfill">
      <style:graphic-properties draw:marker-end="Groty_20_strzałek_20_3" draw:marker-end-width="0.3cm" draw:fill="none" draw:textarea-vertical-align="middle"/>
    </style:style>
    <style:style style:name="Mgr6" style:family="graphic" style:parent-style-name="objectwithoutfill">
      <style:graphic-properties draw:marker-end="Groty_20_strzałek_20_4" draw:marker-end-width="0.3cm" draw:fill="none" draw:textarea-vertical-align="middle"/>
    </style:style>
    <style:style style:name="Mgr7" style:family="graphic" style:parent-style-name="objectwithoutfill">
      <style:graphic-properties draw:marker-end="Groty_20_strzałek_20_5" draw:marker-end-width="0.3cm" draw:fill="none" draw:textarea-vertical-align="middle"/>
    </style:style>
    <style:style style:name="Mgr8" style:family="graphic" style:parent-style-name="standard">
      <style:graphic-properties draw:textarea-horizontal-align="justify" draw:textarea-vertical-align="middle" draw:auto-grow-height="false" fo:min-height="1cm" fo:min-width="14.75cm"/>
      <style:paragraph-properties style:writing-mode="lr-tb"/>
    </style:style>
    <style:style style:name="Mgr9" style:family="graphic" style:parent-style-name="standard">
      <style:graphic-properties draw:textarea-horizontal-align="justify" draw:textarea-vertical-align="middle" draw:auto-grow-height="false" fo:min-height="1.25cm" fo:min-width="5.626cm"/>
      <style:paragraph-properties style:writing-mode="lr-tb"/>
    </style:style>
    <style:style style:name="Mgr10" style:family="graphic" style:parent-style-name="objectwithoutfill">
      <style:graphic-properties draw:marker-end="Groty_20_strzałek_20_6" draw:marker-end-width="0.3cm" draw:fill="none" draw:textarea-vertical-align="middle"/>
      <style:paragraph-properties style:writing-mode="lr-tb"/>
    </style:style>
    <style:style style:name="Mgr11" style:family="graphic" style:parent-style-name="standard">
      <style:graphic-properties draw:textarea-horizontal-align="justify" draw:textarea-vertical-align="middle" draw:auto-grow-height="false" fo:min-height="2.5cm" fo:min-width="8.75cm"/>
      <style:paragraph-properties style:writing-mode="lr-tb"/>
    </style:style>
    <style:style style:name="Mgr12" style:family="graphic" style:parent-style-name="objectwithoutfill">
      <style:graphic-properties draw:marker-end="Groty_20_strzałek_20_7" draw:marker-end-width="0.3cm" draw:fill="none" draw:textarea-vertical-align="middle"/>
      <style:paragraph-properties style:writing-mode="lr-tb"/>
    </style:style>
    <style:style style:name="Mgr13" style:family="graphic" style:parent-style-name="standard">
      <style:graphic-properties draw:textarea-horizontal-align="justify" draw:textarea-vertical-align="middle" draw:auto-grow-height="false" fo:min-height="2.25cm" fo:min-width="10.25cm"/>
      <style:paragraph-properties style:writing-mode="lr-tb"/>
    </style:style>
    <style:style style:name="Mgr14" style:family="graphic" style:parent-style-name="standard">
      <style:graphic-properties draw:textarea-horizontal-align="justify" draw:textarea-vertical-align="middle" draw:auto-grow-height="false" fo:min-height="1.376cm" fo:min-width="5cm"/>
      <style:paragraph-properties style:writing-mode="lr-tb"/>
    </style:style>
    <style:style style:name="Mgr15" style:family="graphic" style:parent-style-name="objectwithoutfill">
      <style:graphic-properties draw:marker-end="Groty_20_strzałek_20_8" draw:marker-end-width="0.3cm" draw:fill="none" draw:textarea-vertical-align="middle"/>
      <style:paragraph-properties style:writing-mode="lr-tb"/>
    </style:style>
    <style:style style:name="Mgr16" style:family="graphic" style:parent-style-name="objectwithoutfill">
      <style:graphic-properties draw:marker-end="Groty_20_strzałek_20_10" draw:marker-end-width="0.3cm" draw:fill="none" draw:textarea-vertical-align="middle"/>
    </style:style>
    <style:style style:name="Mgr17" style:family="graphic" style:parent-style-name="objectwithoutfill">
      <style:graphic-properties draw:marker-end="Groty_20_strzałek_20_11" draw:marker-end-width="0.3cm" draw:fill="none" draw:textarea-vertical-align="middle"/>
    </style:style>
    <style:style style:name="Mgr18" style:family="graphic" style:parent-style-name="objectwithoutfill">
      <style:graphic-properties draw:marker-end="Groty_20_strzałek_20_12" draw:marker-end-width="0.3cm" draw:fill="none" draw:textarea-vertical-align="middle"/>
    </style:style>
    <style:style style:name="Mgr19" style:family="graphic" style:parent-style-name="objectwithoutfill">
      <style:graphic-properties draw:marker-end="Groty_20_strzałek_20_13" draw:marker-end-width="0.3cm" draw:fill="none" draw:textarea-vertical-align="middle"/>
    </style:style>
    <style:style style:name="Mgr20" style:family="graphic" style:parent-style-name="standard">
      <style:graphic-properties draw:textarea-horizontal-align="justify" draw:textarea-vertical-align="middle" draw:auto-grow-height="false" fo:min-height="2.5cm" fo:min-width="10cm"/>
      <style:paragraph-properties style:writing-mode="lr-tb"/>
    </style:style>
    <style:style style:name="Mgr21" style:family="graphic" style:parent-style-name="objectwithoutfill">
      <style:graphic-properties draw:marker-end="Groty_20_strzałek_20_15" draw:marker-end-width="0.3cm" draw:fill="none" draw:textarea-vertical-align="middle"/>
    </style:style>
    <style:style style:name="Mgr22" style:family="graphic" style:parent-style-name="objectwithoutfill">
      <style:graphic-properties draw:marker-end="Groty_20_strzałek_20_16" draw:marker-end-width="0.3cm" draw:fill="none" draw:textarea-vertical-align="middle"/>
      <style:paragraph-properties style:writing-mode="lr-tb"/>
    </style:style>
    <style:style style:name="Mgr23" style:family="graphic" style:parent-style-name="standard">
      <style:graphic-properties draw:stroke="none" draw:fill="none" fo:min-height="1.424cm"/>
      <style:paragraph-properties style:writing-mode="lr-tb"/>
    </style:style>
    <style:style style:name="MP1" style:family="paragraph">
      <style:paragraph-properties fo:text-align="center"/>
    </style:style>
    <style:style style:name="MP2" style:family="paragraph">
      <loext:graphic-properties draw:fill="none"/>
      <style:paragraph-properties fo:text-align="center"/>
    </style:style>
    <style:style style:name="MP3" style:family="paragraph">
      <style:paragraph-properties fo:text-align="center"/>
      <style:text-properties fo:font-size="13pt" style:font-size-asian="13pt" style:font-size-complex="13pt"/>
    </style:style>
    <style:style style:name="MP4" style:family="paragraph">
      <loext:graphic-properties draw:fill="none"/>
    </style:style>
    <style:style style:name="M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draw:custom-shape draw:style-name="Mgr1" draw:text-style-name="MP1" xml:id="id1" draw:id="id1" draw:layer="backgroundobjects" svg:width="6.25cm" svg:height="1.5cm" svg:x="7.167cm" svg:y="1.5cm">
        <text:p text:style-name="MP1">Start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xml:id="id2" draw:id="id2" draw:layer="backgroundobjects" svg:width="5.5cm" svg:height="2cm" svg:x="7.5cm" svg:y="4.25cm">
        <text:p text:style-name="MP1">Inicjalizacja </text:p>
        <draw:enhanced-geometry svg:viewBox="0 0 21600 21600" draw:type="rectangle" draw:enhanced-path="M 0 0 L 21600 0 21600 21600 0 21600 0 0 Z N"/>
      </draw:custom-shape>
      <draw:custom-shape draw:style-name="Mgr3" draw:text-style-name="MP1" xml:id="id3" draw:id="id3" draw:layer="backgroundobjects" svg:width="5.25cm" svg:height="2.25cm" svg:x="7.75cm" svg:y="7cm">
        <text:p text:style-name="MP1">Pętla glowna</text:p>
        <draw:enhanced-geometry svg:viewBox="0 0 21600 21600" draw:type="rectangle" draw:enhanced-path="M 0 0 L 21600 0 21600 21600 0 21600 0 0 Z N"/>
      </draw:custom-shape>
      <draw:custom-shape draw:style-name="Mgr4" draw:text-style-name="MP1" xml:id="id4" draw:id="id4" draw:layer="backgroundobjects" svg:width="5.25cm" svg:height="1.75cm" svg:x="7.75cm" svg:y="10.25cm">
        <text:p text:style-name="MP1">Koniec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onnector draw:style-name="Mgr5" draw:text-style-name="MP2" draw:layer="backgroundobjects" draw:type="line" svg:x1="10.292cm" svg:y1="3cm" svg:x2="10.25cm" svg:y2="4.25cm" draw:start-shape="id1" draw:start-glue-point="2" draw:end-shape="id2" draw:end-glue-point="0" svg:d="M10292 3000l-42 1250" svg:viewBox="0 0 43 1251">
        <text:p/>
      </draw:connector>
      <draw:connector draw:style-name="Mgr6" draw:text-style-name="MP2" draw:layer="backgroundobjects" draw:type="line" svg:x1="10.25cm" svg:y1="6.25cm" svg:x2="10.375cm" svg:y2="7cm" draw:start-shape="id2" draw:start-glue-point="2" draw:end-shape="id3" draw:end-glue-point="0" svg:d="M10250 6250l125 750" svg:viewBox="0 0 126 751">
        <text:p/>
      </draw:connector>
      <draw:connector draw:style-name="Mgr7" draw:text-style-name="MP2" draw:layer="backgroundobjects" draw:type="line" svg:x1="10.375cm" svg:y1="9.25cm" svg:x2="10.375cm" svg:y2="10.25cm" draw:start-shape="id3" draw:start-glue-point="2" draw:end-shape="id4" draw:end-glue-point="0" svg:d="M10375 9250v1000" svg:viewBox="0 0 1 1001">
        <text:p/>
      </draw:connector>
      <draw:custom-shape draw:style-name="Mgr8" draw:text-style-name="MP1" xml:id="id6" draw:id="id6" draw:layer="backgroundobjects" svg:width="15.25cm" svg:height="1.25cm" svg:x="4.016cm" svg:y="19.5cm">
        <text:p text:style-name="MP1"><text:span text:style-name="MT1">czyOdczytano = odczytajWiadomosc(</text:span>wiadomosc)</text:p>
        <draw:enhanced-geometry svg:viewBox="0 0 21600 21600" draw:type="rectangle" draw:enhanced-path="M 0 0 L 21600 0 21600 21600 0 21600 0 0 Z N"/>
      </draw:custom-shape>
      <draw:custom-shape draw:style-name="Mgr9" draw:text-style-name="MP3" xml:id="id5" draw:id="id5" draw:layer="backgroundobjects" svg:width="12.25cm" svg:height="3cm" svg:x="5.016cm" svg:y="21.75cm">
        <text:p text:style-name="MP3"><text:span text:style-name="MT2">czyOdczytono== true</text:span></text:p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onnector draw:style-name="Mgr10" draw:text-style-name="MP2" draw:layer="backgroundobjects" draw:type="line" svg:x1="5.016cm" svg:y1="23.25cm" svg:x2="4.016cm" svg:y2="20.125cm" draw:start-shape="id5" draw:start-glue-point="5" draw:end-shape="id6" draw:end-glue-point="3" svg:d="M5016 23250l-1000-3125" svg:viewBox="0 0 1001 3126">
        <text:p text:style-name="MP1">Nie</text:p>
      </draw:connector>
      <draw:custom-shape draw:style-name="Mgr11" draw:text-style-name="MP1" xml:id="id7" draw:id="id7" draw:layer="backgroundobjects" svg:width="9.25cm" svg:height="2.75cm" svg:x="6.016cm" svg:y="26.5cm">
        <text:p text:style-name="MP1">polozenieDocelowe <text:s/>= <text:s/>parsujWiadomosc(wiadomosc)</text:p>
        <draw:enhanced-geometry svg:viewBox="0 0 21600 21600" draw:type="rectangle" draw:enhanced-path="M 0 0 L 21600 0 21600 21600 0 21600 0 0 Z N"/>
      </draw:custom-shape>
      <draw:connector draw:style-name="Mgr12" draw:text-style-name="MP2" draw:layer="backgroundobjects" draw:type="line" svg:x1="17.266cm" svg:y1="23.25cm" svg:x2="10.641cm" svg:y2="26.5cm" draw:start-shape="id5" draw:start-glue-point="7" draw:end-shape="id7" draw:end-glue-point="0" svg:d="M17266 23250l-6625 3250" svg:viewBox="0 0 6626 3251">
        <text:p text:style-name="MP1">Tak</text:p>
      </draw:connector>
      <draw:custom-shape draw:style-name="Mgr11" draw:text-style-name="MP1" xml:id="id10" draw:id="id10" draw:layer="backgroundobjects" svg:width="9.25cm" svg:height="2.75cm" svg:x="6.016cm" svg:y="31cm">
        <text:p text:style-name="MP1">ramie.UstawPolozenieDocelowe(polozenieDocelowe)</text:p>
        <draw:enhanced-geometry svg:viewBox="0 0 21600 21600" draw:type="rectangle" draw:enhanced-path="M 0 0 L 21600 0 21600 21600 0 21600 0 0 Z N"/>
      </draw:custom-shape>
      <draw:custom-shape draw:style-name="Mgr13" draw:text-style-name="MP1" xml:id="id9" draw:id="id9" draw:layer="backgroundobjects" svg:width="10.75cm" svg:height="2.5cm" svg:x="5.516cm" svg:y="36cm">
        <text:p text:style-name="MP1">czyKoniec = ramie.Przesun()</text:p>
        <draw:enhanced-geometry svg:viewBox="0 0 21600 21600" draw:type="rectangle" draw:enhanced-path="M 0 0 L 21600 0 21600 21600 0 21600 0 0 Z N"/>
      </draw:custom-shape>
      <draw:custom-shape draw:style-name="Mgr14" draw:text-style-name="MP1" xml:id="id8" draw:id="id8" draw:layer="backgroundobjects" svg:width="11cm" svg:height="3.25cm" svg:x="5.266cm" svg:y="40cm">
        <text:p text:style-name="MP1">czyKoniec==true</text:p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onnector draw:style-name="Mgr15" draw:text-style-name="MP2" draw:layer="backgroundobjects" draw:type="line" svg:x1="5.266cm" svg:y1="41.625cm" svg:x2="5.516cm" svg:y2="37.25cm" draw:start-shape="id8" draw:start-glue-point="5" draw:end-shape="id9" draw:end-glue-point="3" svg:d="M5266 41625l250-4375" svg:viewBox="0 0 251 4376">
        <text:p text:style-name="MP1">Nie</text:p>
      </draw:connector>
      <draw:connector draw:style-name="Mgr16" draw:text-style-name="MP2" draw:layer="backgroundobjects" draw:type="line" svg:x1="10.891cm" svg:y1="38.5cm" svg:x2="10.766cm" svg:y2="40cm" draw:start-shape="id9" draw:start-glue-point="2" draw:end-shape="id8" draw:end-glue-point="4" svg:d="M10891 38500l-125 1500" svg:viewBox="0 0 126 1501">
        <text:p/>
      </draw:connector>
      <draw:connector draw:style-name="Mgr17" draw:text-style-name="MP2" draw:layer="backgroundobjects" draw:type="line" svg:x1="10.641cm" svg:y1="33.75cm" svg:x2="10.891cm" svg:y2="36cm" draw:start-shape="id10" draw:start-glue-point="2" draw:end-shape="id9" draw:end-glue-point="0" svg:d="M10641 33750l250 2250" svg:viewBox="0 0 251 2251">
        <text:p/>
      </draw:connector>
      <draw:connector draw:style-name="Mgr18" draw:text-style-name="MP2" draw:layer="backgroundobjects" draw:type="line" svg:x1="10.641cm" svg:y1="29.25cm" svg:x2="10.641cm" svg:y2="31cm" draw:start-shape="id7" draw:start-glue-point="2" draw:end-shape="id10" draw:end-glue-point="0" svg:d="M10641 29250v1750" svg:viewBox="0 0 1 1751">
        <text:p/>
      </draw:connector>
      <draw:connector draw:style-name="Mgr19" draw:text-style-name="MP2" draw:layer="backgroundobjects" draw:type="line" svg:x1="11.641cm" svg:y1="20.75cm" svg:x2="11.141cm" svg:y2="21.75cm" draw:start-shape="id6" draw:start-glue-point="2" draw:end-shape="id5" draw:end-glue-point="4" svg:d="M11641 20750l-500 1000" svg:viewBox="0 0 501 1001">
        <text:p/>
      </draw:connector>
      <draw:custom-shape draw:style-name="Mgr20" draw:text-style-name="MP1" xml:id="id11" draw:id="id11" draw:layer="backgroundobjects" svg:width="10.5cm" svg:height="2.75cm" svg:x="6.266cm" svg:y="16cm">
        <text:p text:style-name="MP1">wyslijInformacjeProsbyOotrzymaniuWiadomosci()</text:p>
        <draw:enhanced-geometry svg:viewBox="0 0 21600 21600" draw:type="rectangle" draw:enhanced-path="M 0 0 L 21600 0 21600 21600 0 21600 0 0 Z N"/>
      </draw:custom-shape>
      <draw:connector draw:style-name="Mgr21" draw:text-style-name="MP2" draw:layer="backgroundobjects" draw:type="line" svg:x1="11.516cm" svg:y1="18.75cm" svg:x2="11.641cm" svg:y2="19.5cm" draw:start-shape="id11" draw:start-glue-point="2" draw:end-shape="id6" draw:end-glue-point="0" svg:d="M11516 18750l125 750" svg:viewBox="0 0 126 751">
        <text:p/>
      </draw:connector>
      <draw:connector draw:style-name="Mgr22" draw:text-style-name="MP2" draw:layer="backgroundobjects" draw:type="lines" draw:line-skew="0.748cm 3.733cm" svg:x1="16.266cm" svg:y1="41.625cm" svg:x2="16.766cm" svg:y2="17.375cm" draw:start-shape="id8" draw:start-glue-point="7" draw:end-shape="id11" draw:end-glue-point="1" svg:d="M16266 41625h1250l3484-24250h-4234" svg:viewBox="0 0 4735 24251">
        <text:p text:style-name="MP1"/>
      </draw:connector>
      <draw:frame draw:style-name="Mgr23" draw:text-style-name="MP4" draw:layer="backgroundobjects" svg:width="1.488cm" svg:height="1.674cm" svg:x="19.012cm" svg:y="28.75cm">
        <draw:text-box>
          <text:p>Tak</text:p>
          <text:p/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6:40:12.434000000</meta:creation-date>
    <meta:editing-cycles>1</meta:editing-cycles>
    <meta:editing-duration>PT13M54S</meta:editing-duration>
    <dc:date>2022-01-27T17:14:27.486000000</dc:date>
    <meta:document-statistic meta:object-count="24"/>
    <meta:generator>LibreOffice/7.2.0.4$Windows_X86_64 LibreOffice_project/9a9c6381e3f7a62afc1329bd359cc48accb6435b</meta:generator>
  </office:meta>
</office:document-meta>
</file>